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iti TC Light" svg:font-family="Heiti TC Light"/>
  </office:font-face-decls>
  <office:automatic-styles>
    <style:style style:name="P1" style:family="paragraph" style:parent-style-name="Standard">
      <style:text-properties style:font-name="Heiti TC Light" fo:font-size="12.0pt" fo:background-color="#868686"/>
    </style:style>
    <style:style style:name="P2" style:family="paragraph" style:parent-style-name="Standard">
      <style:paragraph-properties fo:margin-bottom="0.1667in"/>
      <style:text-properties style:font-name="Heiti TC Light" fo:font-size="12.0pt" fo:background-color="#e0e0e0"/>
    </style:style>
    <style:style style:name="T1" style:family="text">
      <style:text-properties fo:color="#052726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陳真   |  2020.01.09 11:49   |   <text:a xlink:type="simple" xlink:href="http://palinfo.habago.org/Entry?Command=Information_PrintForum&amp;#FORUM38383"><text:span text:style-name="T1">#</text:span></text:a></text:p>
      <text:p text:style-name="P2">卡韓政變 (229)：人品是一切的一切 <text:line-break/><text:line-break/>陳真 2020. 01. 09. <text:line-break/><text:line-break/><text:line-break/>民進黨早已不是一個黨，而是一個貪污犯罪集團，就跟市面上那些詐騙集團沒兩樣，每天想的就是動用各種骯髒手段奪權撈錢，大貪特貪；方法之一就是控制媒體與網路，以鉅額公帑豢養大量網軍，無時無刻抹黑造謠，這就是這個政治犯罪集團的生活日常。如果你沒法掌握這點本質，如果你以為台灣的選舉只是一種見仁見智的選擇，那你若非裝蒜，就是無知，偏離了基本事實。 <text:line-break/><text:line-break/>這筆帳，其實還是應該算在人民自己頭上。為什麼呢？因為任何一個社會都必然會有各種歹徒騙子的存在，哪怕騙個幾十塊錢也好，更不用說涉及數兆金額與數十萬個職位之政治權力。因此，在政治上，歹徒罪犯的存在並不稀奇，稀奇的是人們對於卑劣行為居然完全無感；不但無感，不以為忤，甚至可能還覺得很棒很有趣。特別是年輕一代，別說什麼正義感或理想之匱乏，甚至連最基本的是非道德感似乎都不當一回事。 <text:line-break/><text:line-break/>對於任何一個具有正常心智與正常道德感的人來說，任何一個黨，如果墮落到這種程度，怎麼可能還會支持他們呢？難道你會支持市面上各種詐騙集團，好崇拜他們？覺得他們好棒？只因為他們每天高喊什麼捍衛主權？推廣民主自由？清廉勤政愛鄉土？犧牲奉獻愛台灣？   <text:line-break/><text:line-break/>報載，韓國瑜這兩天在臉書發文感嘆： <text:line-break/><text:line-break/>「今天我們清楚地看到由民進黨新潮流派系的新文化青年工作隊，教導那些1450可以用反串的方式打出非常不理性的留言假裝自己是韓粉！接著，他們再用力譴責這些假留言，帶出『韓粉不理性』的風向，以一擋百汙衊我們的支持者！」 <text:line-break/><text:line-break/>韓國瑜請大家仔細思考一下：這個黨，「這樣的一種教唆惡意抹黑真的是公平合理嗎？年輕人你們不應該憤怒嗎？有一群人這樣有組織、有計畫地想操控你們的心智，你們不害怕嗎？」 <text:line-break/><text:line-break/>這裏有一些圖片，不妨看看： <text:line-break/><text:line-break/>https://bit.ly/35w7dxy <text:line-break/><text:line-break/>不過，這些都只能算是小兒科，算是一種形象的醜化，讓人對韓產生惡感或不信任感。但是，更可怕的不是醜化，而是空穴來風，無中生有。   <text:line-break/><text:line-break/>這樣一種全面性的造謠抹黑文化不是今天才有的現象，而是存在至少20年！方式千變萬化，極盡卑劣之能事。舉個例，人渣黨抹黑的無數方式之一就是「冒充栽贓」、「自我引用」與「大量散發」三部曲。 <text:line-break/><text:line-break/>比方說，冒充是陳真，故意寫些鳥話或做些醜陋的事，或是先由某人匿名散播謠言，做出指控，然後再冒充陳真做出回應，等於是自己回應自己，回應得彷彿真有其事似的，然後再換另一個名字留言，指責這個由他自己所假扮的「陳真」怎麼可以這樣呢？太可惡了！然後再換另外也許一百個不同的名字留言，對此一「事件」，「紛紛」加以評論、渲染、擴散。 <text:line-break/><text:line-break/>這一百個名字，也許同一人，也許同樣幾個人，交叉使用，並且四處留言、張貼或是轉寄、轉寄再轉寄。 <text:line-break/><text:line-break/>有時會假裝對「陳真」的「惡行」，表現得義憤填膺，然後再換第二個名字留言或轉寄，假裝扮演和事佬，假裝說「陳真」只是一時犯錯啦，沒關係啦，然後再換第三個名字留言，進一步指控「陳真」其實早已不是第一次如何如何為非作歹，然後再換第四個名字留言，進一步造謠，瞎掰另一套故事，講得繪聲繪影，然後再換第五個名字...一直這樣下去。就這樣到處留言、轉寄轉寄再轉寄，寄給我這個「真的」陳真的同學或同事或學界或醫界的網站、論壇或EMAIL群組或系所信箱及討論群等等等等等。 <text:line-break/><text:line-break/>這時候，如果你是我，你會如何？只能忍受一切、任其誣衊不是嗎？公眾人物很容易可以為自己澄清，但非公眾人物則只能抱著像「耶穌被釘上十字架」那樣一種情懷來面對。 <text:line-break/><text:line-break/>耶穌是什麼樣的情懷呢？連耶穌也受不了這樣的痛苦，於是他祈求天父說：如果可以的話，請移除苦杯；但若這是祢的旨意，那就請祢拿我當器皿，讓祢的旨意遍行天下吧！有一天，當我們死的時候，我們要活在那永遠的世界。 <text:line-break/><text:line-break/>我差不多已經將近18年不曾再去任何網站留言 (當然也不會去看。我每天只看巴勒網)，因為網路世界實在太骯髒太卑鄙，不是正常人所能想像與應付。因此，我向來只會在巴勒網講話，因為這個地方由我管理，肯定是全台灣最乾淨、最有言論自由的一個地方了。 <text:line-break/><text:line-break/>人渣黨之擅於造謠抹黑，由來已久，有了網路之後，更是如蛆添翼，十分可怕。 <text:line-break/><text:line-break/>我想說的一個觀念是：人品是一切的一切。沒有人品，什麼都不是。政治人物更是如此。結婚交友也一樣，看對象要看什麼？看對方的人品就夠了，其他都不重要。 <text:line-break/><text:line-break/>投票也沒什麼訣竅，有人說要看候選人的什麼政見，那個全是傻話，政見誰都會講不是嗎？惟有真心，才可能有所作為。投票最重要的當然還是要看人品。有了人品，再來說其他。若是人渣，管他什麼顏色的人渣，依舊是人渣。 <text:line-break/><text:line-break/>韓國瑜說得對，「使用骯髒手段從事選舉者，目的只有一個，就是撈錢；越是骯髒，越是大撈特撈。」 <text:line-break/><text:line-break/>人渣黨就是這樣一個黨，毫無基本品格可言。我常覺得很納悶，人渣黨的支持者不是將近一千萬人嗎？為何我從未見過一個足以說出一點道理的人，一個！只要一個就夠了，站出來！大大方方說說你某某人為何會支持這樣一個「黨」。理由究竟是什麼？ <text:line-break/><text:line-break/>選舉跟結婚交友看對象的原理差不多。你要會「看」，看出一個人的內在本性與外在屬性。 <text:line-break/><text:line-break/>底下有兩段視頻，我覺得很傳神，大家不妨比較「看看」，看你看了之後有何感覺。不管是魔鬼或天使，其實都是「藏在細節中」。一個人是什麼樣的人，我覺得一眼就能看得出來。你看得出來嗎？ <text:line-break/><text:line-break/>1分到1分53秒： <text:line-break/><text:line-break/>https://bit.ly/35zwVkW <text:line-break/><text:line-break/>4:33-5:13 (特別是4:50 到5:13更是精華)： <text:line-break/><text:line-break/>https://bit.ly/36EBRq2 <text:line-break/><text:line-break/>以下是韓國瑜昨天的專訪，我也覺得值得一看： <text:line-break/><text:line-break/>https://bit.ly/303O6K5 <text:line-break/><text:line-break/>=================== <text:line-break/><text:line-break/>藍控拿公帑吸收學生當打手！點名謝長廷 培訓假韓粉 <text:line-break/><text:line-break/>中國時報 /  2020年1月7日 <text:line-break/><text:line-break/>韓國瑜競辦6日召開「抓到了！網軍操作假韓粉」記者會，總發言人王淺秋拿出證據，指控新文化基金會培養網軍，並有完整教戰守則。（王英豪攝） <text:line-break/><text:line-break/>又抓到了！韓國瑜競辦發言人王淺秋、國民黨高雄市議員陳美雅昨日踢爆，隸屬駐日代表謝長廷的新文化基金會，「假文化之名，吸收政府預算，行政治打手之實」，以公部門預算訓練網軍，培養「楊蕙如們」，反串韓粉攻擊政敵。 <text:line-break/><text:line-break/>辦研習營 授反串6招攻擊韓 <text:line-break/><text:line-break/>謝長廷於1992年成立新文化基金會，現仍為該基金會創辦人。新文化基金會每年為大專學生舉辦研習營，趙天麟、阮昭雄、張嘉玲、林鶴明、李厚慶、王閔生等皆出身於新文化。每年的講師都是民進黨人士，包括行政院副院長陳其邁、民進黨祕書長羅文嘉及綠營立委、泛綠名嘴等。 <text:line-break/><text:line-break/>王淺秋表示，新文化青年工作隊竟授課「教你假韓粉」，傳授6招如何反串韓粉去留言。臉書專頁上，並有多張惡意修圖攻擊韓國瑜的照片，例如「吳韓會懶人包」、「天啊他好會吹阿韓粉們」等猥褻照片、文字，以及宣傳民進黨和批評政敵的圖片。 <text:line-break/><text:line-break/>王淺秋說，新文化青年工作隊所舉辦的營隊，每屆都在洗腦學生，教他們怎麼反串做網軍，該基金會向各界申請補助，包括文化部5萬、青發署2萬、食藥署1萬、環保署10萬、台灣民主基金會10萬、台北悠遊卡公司10萬、合庫10萬、葉菊蘭的觀光協會10萬等，每年補助總額大概是119萬，申請來給學生們當工讀金，要他們反串韓粉上網貼文，做些說謊假造的詐騙行為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187.4</meta:generator>
  </office:meta>
</office:document-meta>
</file>